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3547in" svg:x="3.5035in" svg:y="0in">
            <draw:object draw:notify-on-update-of-ranges="Sheet1.A1:Sheet1.A10 Sheet1.B1:Sheet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199.63" calcext:value-type="float">
            <text:p>199.63</text:p>
          </table:table-cell>
          <table:table-cell table:formula="of:=&quot;{&quot;&amp;[.A1]&amp;&quot;,&quot;&amp;[.B1]&amp;&quot;}, &quot;" office:value-type="string" office:string-value="{30.36,199.63}, " calcext:value-type="string">
            <text:p>{30.36,199.63}, 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501.3" calcext:value-type="float">
            <text:p>501.3</text:p>
          </table:table-cell>
          <table:table-cell table:formula="of:=&quot;{&quot;&amp;[.A2]&amp;&quot;,&quot;&amp;[.B2]&amp;&quot;}, &quot;" office:value-type="string" office:string-value="{9.25,501.3}, " calcext:value-type="string">
            <text:p>{9.25,501.3}, </text:p>
          </table:table-cell>
        </table:table-row>
        <table:table-row table:style-name="ro1">
          <table:table-cell office:value-type="float" office:value="-725.98" calcext:value-type="float">
            <text:p>-725.98</text:p>
          </table:table-cell>
          <table:table-cell office:value-type="float" office:value="545.44" calcext:value-type="float">
            <text:p>545.44</text:p>
          </table:table-cell>
          <table:table-cell table:formula="of:=&quot;{&quot;&amp;[.A3]&amp;&quot;,&quot;&amp;[.B3]&amp;&quot;}, &quot;" office:value-type="string" office:string-value="{-725.98,545.44}, " calcext:value-type="string">
            <text:p>{-725.98,545.44}, </text:p>
          </table:table-cell>
        </table:table-row>
        <table:table-row table:style-name="ro1">
          <table:table-cell office:value-type="float" office:value="-714.42" calcext:value-type="float">
            <text:p>-714.42</text:p>
          </table:table-cell>
          <table:table-cell office:value-type="float" office:value="54.53" calcext:value-type="float">
            <text:p>54.53</text:p>
          </table:table-cell>
          <table:table-cell table:formula="of:=&quot;{&quot;&amp;[.A4]&amp;&quot;,&quot;&amp;[.B4]&amp;&quot;}, &quot;" office:value-type="string" office:string-value="{-714.42,54.53}, " calcext:value-type="string">
            <text:p>{-714.42,54.53}, </text:p>
          </table:table-cell>
        </table:table-row>
        <table:table-row table:style-name="ro1">
          <table:table-cell office:value-type="float" office:value="-716.66" calcext:value-type="float">
            <text:p>-716.66</text:p>
          </table:table-cell>
          <table:table-cell office:value-type="float" office:value="-517.81" calcext:value-type="float">
            <text:p>-517.81</text:p>
          </table:table-cell>
          <table:table-cell table:formula="of:=&quot;{&quot;&amp;[.A5]&amp;&quot;,&quot;&amp;[.B5]&amp;&quot;}, &quot;" office:value-type="string" office:string-value="{-716.66,-517.81}, " calcext:value-type="string">
            <text:p>{-716.66,-517.81}, </text:p>
          </table:table-cell>
        </table:table-row>
        <table:table-row table:style-name="ro1">
          <table:table-cell office:value-type="float" office:value="-527.32" calcext:value-type="float">
            <text:p>-527.32</text:p>
          </table:table-cell>
          <table:table-cell office:value-type="float" office:value="-509.25" calcext:value-type="float">
            <text:p>-509.25</text:p>
          </table:table-cell>
          <table:table-cell table:formula="of:=&quot;{&quot;&amp;[.A6]&amp;&quot;,&quot;&amp;[.B6]&amp;&quot;}, &quot;" office:value-type="string" office:string-value="{-527.32,-509.25}, " calcext:value-type="string">
            <text:p>{-527.32,-509.25}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99.2" calcext:value-type="float">
            <text:p>-499.2</text:p>
          </table:table-cell>
          <table:table-cell table:formula="of:=&quot;{&quot;&amp;[.A7]&amp;&quot;,&quot;&amp;[.B7]&amp;&quot;}, &quot;" office:value-type="string" office:string-value="{25,-499.2}, " calcext:value-type="string">
            <text:p>{25,-499.2}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00" calcext:value-type="float">
            <text:p>-300</text:p>
          </table:table-cell>
          <table:table-cell table:formula="of:=&quot;{&quot;&amp;[.A8]&amp;&quot;,&quot;&amp;[.B8]&amp;&quot;}, &quot;" office:value-type="string" office:string-value="{10,-300}, " calcext:value-type="string">
            <text:p>{10,-300}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50" calcext:value-type="float">
            <text:p>-150</text:p>
          </table:table-cell>
          <table:table-cell table:formula="of:=&quot;{&quot;&amp;[.A9]&amp;&quot;,&quot;&amp;[.B9]&amp;&quot;}, &quot;" office:value-type="string" office:string-value="{10,-150}, " calcext:value-type="string">
            <text:p>{10,-150},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{&quot;&amp;[.A10]&amp;&quot;,&quot;&amp;[.B10]&amp;&quot;}, &quot;" office:value-type="string" office:string-value="{0,0}, " calcext:value-type="string">
            <text:p>{0,0},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{&quot;&amp;[.A11]&amp;&quot;,&quot;&amp;[.B11]&amp;&quot;}, &quot;" office:value-type="string" office:string-value="{0,0}, " calcext:value-type="string">
            <text:p>{0,0},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{&quot;&amp;[.A12]&amp;&quot;,&quot;&amp;[.B12]&amp;&quot;}, &quot;" office:value-type="string" office:string-value="{0,0}, " calcext:value-type="string">
            <text:p>{0,0},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{&quot;&amp;[.A13]&amp;&quot;,&quot;&amp;[.B13]&amp;&quot;}, &quot;" office:value-type="string" office:string-value="{0,0}, " calcext:value-type="string">
            <text:p>{0,0},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{&quot;&amp;[.A14]&amp;&quot;,&quot;&amp;[.B14]&amp;&quot;}, &quot;" office:value-type="string" office:string-value="{0,0}, " calcext:value-type="string">
            <text:p>{0,0},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{&quot;&amp;[.A15]&amp;&quot;,&quot;&amp;[.B15]&amp;&quot;}, &quot;" office:value-type="string" office:string-value="{0,0}, " calcext:value-type="string">
            <text:p>{0,0},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{&quot;&amp;[.A16]&amp;&quot;,&quot;&amp;[.B16]&amp;&quot;}, &quot;" office:value-type="string" office:string-value="{0,0}, " calcext:value-type="string">
            <text:p>{0,0},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{&quot;&amp;[.A17]&amp;&quot;,&quot;&amp;[.B17]&amp;&quot;}, &quot;" office:value-type="string" office:string-value="{0,0}, " calcext:value-type="string">
            <text:p>{0,0},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{&quot;&amp;[.A18]&amp;&quot;,&quot;&amp;[.B18]&amp;&quot;}, &quot;" office:value-type="string" office:string-value="{0,0}, " calcext:value-type="string">
            <text:p>{0,0},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{&quot;&amp;[.A19]&amp;&quot;,&quot;&amp;[.B19]&amp;&quot;}&quot;" office:value-type="string" office:string-value="{0,0}" calcext:value-type="string">
            <text:p>{0,0}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&quot;int excel_waypoints[19][2] = {&quot;&amp;[.C1]&amp;[.C2]&amp;[.C3]&amp;[.C4]&amp;[.C5]&amp;[.C6]&amp;[.C7]&amp;[.C8]&amp;[.C9]&amp;[.C10]&amp;[.C11]&amp;[.C12]&amp;[.C13]&amp;[.C14]&amp;[.C15]&amp;[.C16]&amp;[.C17]&amp;[.C18]&amp;[.C19]&amp;&quot;};&quot;" office:value-type="string" office:string-value="int excel_waypoints[19][2] = {{30.36,199.63}, {9.25,501.3}, {-725.98,545.44}, {-714.42,54.53}, {-716.66,-517.81}, {-527.32,-509.25}, {25,-499.2}, {10,-300}, {10,-150}, {0,0}, {0,0}, {0,0}, {0,0}, {0,0}, {0,0}, {0,0}, {0,0}, {0,0}, {0,0}};" calcext:value-type="string">
            <text:p>int excel_waypoints[19][2] = {{30.36,199.63}, {9.25,501.3}, {-725.98,545.44}, {-714.42,54.53}, {-716.66,-517.81}, {-527.32,-509.25}, {25,-499.2}, {10,-300}, {10,-150}, {0,0}, {0,0}, {0,0}, {0,0}, {0,0}, {0,0}, {0,0}, {0,0}, {0,0}, {0,0}}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 style:data-style-name="N2" text:time-value="07:30:25.9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06:46:57.282000000</meta:creation-date>
    <dc:date>2014-05-17T07:30:50.096000000</dc:date>
    <meta:editing-duration>P0D</meta:editing-duration>
    <meta:editing-cycles>2</meta:editing-cycles>
    <meta:generator>LibreOffice/4.2.4.2$Windows_x86 LibreOffice_project/63150712c6d317d27ce2db16eb94c2f3d7b699f8</meta:generator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522cm" xlink:href=".." xlink:type="simple" chart:class="chart:scatter" chart:style-name="ch1">
        <chart:legend chart:legend-position="end" svg:x="13.737cm" svg:y="3.962cm" style:legend-expansion="high" chart:style-name="ch2"/>
        <chart:plot-area chart:style-name="ch3" table:cell-range-address="Sheet1.A1:Sheet1.B10" svg:x="0.77cm" svg:y="0.815cm" svg:width="12.327cm" svg:height="7.117cm">
          <chartooo:coordinate-region svg:x="1.101cm" svg:y="1.015cm" svg:width="11.716cm" svg:height="6.7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36">
                <text:p>30.36</text:p>
                <draw:g>
                  <svg:desc>Sheet1.A1:Sheet1.A10</svg:desc>
                </draw:g>
              </table:table-cell>
              <table:table-cell office:value-type="float" office:value="199.63">
                <text:p>199.63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25">
                <text:p>9.25</text:p>
              </table:table-cell>
              <table:table-cell office:value-type="float" office:value="501.3">
                <text:p>50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25.98">
                <text:p>-725.98</text:p>
              </table:table-cell>
              <table:table-cell office:value-type="float" office:value="545.44">
                <text:p>545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14.42">
                <text:p>-714.42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16.66">
                <text:p>-716.66</text:p>
              </table:table-cell>
              <table:table-cell office:value-type="float" office:value="-517.81">
                <text:p>-517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27.32">
                <text:p>-527.32</text:p>
              </table:table-cell>
              <table:table-cell office:value-type="float" office:value="-509.25">
                <text:p>-509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-499.2">
                <text:p>-49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